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141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4.0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4"/>
    <style:style style:name="ce10" style:family="table-cell" style:parent-style-name="Default" style:data-style-name="N4"/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row table:style-name="ro1">
          <table:table-cell table:style-name="ce2" office:value-type="string" calcext:value-type="string">
            <text:p>DATA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MAQUINA</text:p>
          </table:table-cell>
          <table:table-cell office:value-type="string" calcext:value-type="string">
            <text:p>PESO</text:p>
          </table:table-cell>
          <table:table-cell table:style-name="ce6" office:value-type="string" calcext:value-type="string">
            <text:p>METRAGEM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$Planilha2.C$10]" office:value-type="float" office:value="998.4" calcext:value-type="float">
            <text:p>998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$Planilha2.C$11]" office:value-type="float" office:value="3534" calcext:value-type="float">
            <text:p>3.53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$Planilha2.C$10]" office:value-type="float" office:value="998.4" calcext:value-type="float">
            <text:p>998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$Planilha2.C$11]" office:value-type="float" office:value="1710" calcext:value-type="float">
            <text:p>1.710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$Planilha2.C$11]" office:value-type="float" office:value="912" calcext:value-type="float">
            <text:p>912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$Planilha2.C$14]" office:value-type="float" office:value="2001" calcext:value-type="float">
            <text:p>2.001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$Planilha2.C$7]" office:value-type="float" office:value="1540.8" calcext:value-type="float">
            <text:p>1.540,8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$Planilha2.C$7]" office:value-type="float" office:value="1626.4" calcext:value-type="float">
            <text:p>1.626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$Planilha2.C$11]" office:value-type="float" office:value="2375" calcext:value-type="float">
            <text:p>2.375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$Planilha2.C$11]" office:value-type="float" office:value="2413" calcext:value-type="float">
            <text:p>2.413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$Planilha2.C$21]" office:value-type="float" office:value="2032.02" calcext:value-type="float">
            <text:p>2.032,02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$Planilha2.C$21]" office:value-type="float" office:value="2054.598" calcext:value-type="float">
            <text:p>2.054,6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$Planilha2.C$17]" office:value-type="float" office:value="1830.24" calcext:value-type="float">
            <text:p>1.830,2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CÓ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$Planilha2.C$5]" office:value-type="float" office:value="356.55" calcext:value-type="float">
            <text:p>356,55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$Planilha2.C$17]" office:value-type="float" office:value="1982.76" calcext:value-type="float">
            <text:p>1.982,76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$Planilha2.C$7]" office:value-type="float" office:value="1990.2" calcext:value-type="float">
            <text:p>1.990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$Planilha2.C$14]" office:value-type="float" office:value="1380" calcext:value-type="float">
            <text:p>1.38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$Planilha2.C$15]" office:value-type="float" office:value="709.74" calcext:value-type="float">
            <text:p>709,7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$Planilha2.C$12]" office:value-type="float" office:value="2358.4" calcext:value-type="float">
            <text:p>2.358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$Planilha2.C$12]" office:value-type="float" office:value="1072" calcext:value-type="float">
            <text:p>1.072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$Planilha2.C$6]" office:value-type="float" office:value="388" calcext:value-type="float">
            <text:p>388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$Planilha2.C$11]" office:value-type="float" office:value="570" calcext:value-type="float">
            <text:p>57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$Planilha2.C$15]" office:value-type="float" office:value="946.32" calcext:value-type="float">
            <text:p>946,32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$Planilha2.C$7]" office:value-type="float" office:value="642" calcext:value-type="float">
            <text:p>642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$Planilha2.C$7]" office:value-type="float" office:value="385.2" calcext:value-type="float">
            <text:p>385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$Planilha2.C$14]" office:value-type="float" office:value="1035" calcext:value-type="float">
            <text:p>1.035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$Planilha2.C$15]" office:value-type="float" office:value="1656.06" calcext:value-type="float">
            <text:p>1.656,06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$Planilha2.C$9]" office:value-type="float" office:value="590.4" calcext:value-type="float">
            <text:p>590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$Planilha2.C$12]" office:value-type="float" office:value="2653.2" calcext:value-type="float">
            <text:p>2.653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$Planilha2.C$14]" office:value-type="float" office:value="2208" calcext:value-type="float">
            <text:p>2.208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$Planilha2.C$14]" office:value-type="float" office:value="2024" calcext:value-type="float">
            <text:p>2.024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$Planilha2.C$19]" office:value-type="float" office:value="3344.4" calcext:value-type="float">
            <text:p>3.344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$Planilha2.C$24]" office:value-type="float" office:value="1446.735" calcext:value-type="float">
            <text:p>1.446,7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$Planilha2.C$11]" office:value-type="float" office:value="1577" calcext:value-type="float">
            <text:p>1.577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$Planilha2.C$11]" office:value-type="float" office:value="760" calcext:value-type="float">
            <text:p>76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$Planilha2.C$11]" office:value-type="float" office:value="950" calcext:value-type="float">
            <text:p>950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$Planilha2.C$20]" office:value-type="float" office:value="4643.8" calcext:value-type="float">
            <text:p>4.643,8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$Planilha2.C$7]" office:value-type="float" office:value="642" calcext:value-type="float">
            <text:p>642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$Planilha2.C$7]" office:value-type="float" office:value="2311.2" calcext:value-type="float">
            <text:p>2.311,2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$Planilha2.C$11]" office:value-type="float" office:value="570" calcext:value-type="float">
            <text:p>570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$Planilha2.C$10]" office:value-type="float" office:value="499.2" calcext:value-type="float">
            <text:p>499,2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$Planilha2.C$17]" office:value-type="float" office:value="1220.16" calcext:value-type="float">
            <text:p>1.220,16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$Planilha2.C$6]" office:value-type="float" office:value="388" calcext:value-type="float">
            <text:p>388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$Planilha2.C$15]" office:value-type="float" office:value="946.32" calcext:value-type="float">
            <text:p>946,32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$Planilha2.C$15]" office:value-type="float" office:value="1040.952" calcext:value-type="float">
            <text:p>1.040,95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$Planilha2.C$24]" office:value-type="float" office:value="605.61" calcext:value-type="float">
            <text:p>605,61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$Planilha2.C$21]" office:value-type="float" office:value="1625.616" calcext:value-type="float">
            <text:p>1.625,62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$Planilha2.C$21]" office:value-type="float" office:value="1693.35" calcext:value-type="float">
            <text:p>1.693,35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$Planilha2.C$7]" office:value-type="float" office:value="3103" calcext:value-type="float">
            <text:p>3.103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$Planilha2.C$11]" office:value-type="float" office:value="2508" calcext:value-type="float">
            <text:p>2.50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$Planilha2.C$11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$Planilha2.C$11]" office:value-type="float" office:value="4104" calcext:value-type="float">
            <text:p>4.104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$Planilha2.C$11]" office:value-type="float" office:value="1520" calcext:value-type="float">
            <text:p>1.52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$Planilha2.C$7]" office:value-type="float" office:value="3210" calcext:value-type="float">
            <text:p>3.21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$Planilha2.C$7]" office:value-type="float" office:value="1733.4" calcext:value-type="float">
            <text:p>1.733,4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$Planilha2.C$7]" office:value-type="float" office:value="1433.8" calcext:value-type="float">
            <text:p>1.433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$Planilha2.C$7]" office:value-type="float" office:value="3103" calcext:value-type="float">
            <text:p>3.103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$Planilha2.C$7]" office:value-type="float" office:value="1540.8" calcext:value-type="float">
            <text:p>1.540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CÓ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$Planilha2.C$5]" office:value-type="float" office:value="1925.37" calcext:value-type="float">
            <text:p>1.925,37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$Planilha2.C$9]" office:value-type="float" office:value="1476" calcext:value-type="float">
            <text:p>1.47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$Planilha2.C$10]" office:value-type="float" office:value="249.6" calcext:value-type="float">
            <text:p>249,6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$Planilha2.C$12]" office:value-type="float" office:value="1822.4" calcext:value-type="float">
            <text:p>1.822,4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$Planilha2.C$12]" office:value-type="float" office:value="1206" calcext:value-type="float">
            <text:p>1.20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$Planilha2.C$12]" office:value-type="float" office:value="2680" calcext:value-type="float">
            <text:p>2.68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$Planilha2.C$14]" office:value-type="float" office:value="2668" calcext:value-type="float">
            <text:p>2.66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$Planilha2.C$14]" office:value-type="float" office:value="2139" calcext:value-type="float">
            <text:p>2.139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$Planilha2.C$15]" office:value-type="float" office:value="804.372" calcext:value-type="float">
            <text:p>804,37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$Planilha2.C$20]" office:value-type="float" office:value="4209.8" calcext:value-type="float">
            <text:p>4.209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$Planilha2.C$24]" office:value-type="float" office:value="1453.464" calcext:value-type="float">
            <text:p>1.453,46</text:p>
          </table:table-cell>
        </table:table-row>
        <table:table-row table:style-name="ro1">
          <table:table-cell table:style-name="ce8"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$Planilha2.C$6]" office:value-type="float" office:value="430.68" calcext:value-type="float">
            <text:p>430,68</text:p>
          </table:table-cell>
        </table:table-row>
        <table:table-row table:style-name="ro1">
          <table:table-cell table:style-name="ce8"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$Planilha2.C$17]" office:value-type="float" office:value="3317.31" calcext:value-type="float">
            <text:p>3.317,31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$Planilha2.C$11]" office:value-type="float" office:value="2850" calcext:value-type="float">
            <text:p>2.85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$Planilha2.C$7]" office:value-type="float" office:value="2568" calcext:value-type="float">
            <text:p>2.56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$Planilha2.C$11]" office:value-type="float" office:value="1881" calcext:value-type="float">
            <text:p>1.881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$Planilha2.C$11]" office:value-type="float" office:value="1881" calcext:value-type="float">
            <text:p>1.881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$Planilha2.C$14]" office:value-type="float" office:value="2300" calcext:value-type="float">
            <text:p>2.30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$Planilha2.C$12]" office:value-type="float" office:value="2385.2" calcext:value-type="float">
            <text:p>2.385,2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$Planilha2.C$12]" office:value-type="float" office:value="3886" calcext:value-type="float">
            <text:p>3.886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$Planilha2.C$9]" office:value-type="float" office:value="1094.7" calcext:value-type="float">
            <text:p>1.094,7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$Planilha2.C$14]" office:value-type="float" office:value="3220" calcext:value-type="float">
            <text:p>3.22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$Planilha2.C$11]" office:value-type="float" office:value="3230" calcext:value-type="float">
            <text:p>3.23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$Planilha2.C$6]" office:value-type="float" office:value="465.6" calcext:value-type="float">
            <text:p>465,6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$Planilha2.C$13]" office:value-type="float" office:value="2827.2" calcext:value-type="float">
            <text:p>2.827,2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$Planilha2.C$7]" office:value-type="float" office:value="1519.4" calcext:value-type="float">
            <text:p>1.519,4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$Planilha2.C$7]"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$Planilha2.C$24]" office:value-type="float" office:value="1251.594" calcext:value-type="float">
            <text:p>1.251,59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$Planilha2.C$7]" office:value-type="float" office:value="1177" calcext:value-type="float">
            <text:p>1.177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$Planilha2.C$21]" office:value-type="float" office:value="1919.13" calcext:value-type="float">
            <text:p>1.919,13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$Planilha2.C$21]" office:value-type="float" office:value="1896.552" calcext:value-type="float">
            <text:p>1.896,55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$Planilha2.C$11]" office:value-type="float" office:value="4370" calcext:value-type="float">
            <text:p>4.370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$Planilha2.C$11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$Planilha2.C$15]" office:value-type="float" office:value="1971.5" calcext:value-type="float">
            <text:p>1.971,5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$Planilha2.C$6]" office:value-type="float" office:value="496.64" calcext:value-type="float">
            <text:p>496,64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$Planilha2.C$14]" office:value-type="float" office:value="1794" calcext:value-type="float">
            <text:p>1.794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$Planilha2.C$17]" office:value-type="float" office:value="3813" calcext:value-type="float">
            <text:p>3.813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$Planilha2.C$19]" office:value-type="float" office:value="2675.52" calcext:value-type="float">
            <text:p>2.675,52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$Planilha2.C$7]" office:value-type="float" office:value="2439.6" calcext:value-type="float">
            <text:p>2.439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$Planilha2.C$7]" office:value-type="float" office:value="2011.6" calcext:value-type="float">
            <text:p>2.011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$Planilha2.C$15]" office:value-type="float" office:value="1514.112" calcext:value-type="float">
            <text:p>1.514,11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$Planilha2.C$14]" office:value-type="float" office:value="2415" calcext:value-type="float">
            <text:p>2.415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$Planilha2.C$14]" office:value-type="float" office:value="2507" calcext:value-type="float">
            <text:p>2.507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$Planilha2.C$13]" office:value-type="float" office:value="2736" calcext:value-type="float">
            <text:p>2.736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$Planilha2.C$12]" office:value-type="float" office:value="2412" calcext:value-type="float">
            <text:p>2.412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$Planilha2.C$11]" office:value-type="float" office:value="1273" calcext:value-type="float">
            <text:p>1.273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$Planilha2.C$7]" office:value-type="float" office:value="1797.6" calcext:value-type="float">
            <text:p>1.797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$Planilha2.C$7]" office:value-type="float" office:value="1647.8" calcext:value-type="float">
            <text:p>1.647,8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$Planilha2.C$11]" office:value-type="float" office:value="1995" calcext:value-type="float">
            <text:p>1.995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$Planilha2.C$11]" office:value-type="float" office:value="1558" calcext:value-type="float">
            <text:p>1.558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$Planilha2.C$11]" office:value-type="float" office:value="1653" calcext:value-type="float">
            <text:p>1.653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$Planilha2.C$21]" office:value-type="float" office:value="2032.02" calcext:value-type="float">
            <text:p>2.032,02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$Planilha2.C$21]" office:value-type="float" office:value="2009.442" calcext:value-type="float">
            <text:p>2.009,44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$Planilha2.C$10]" office:value-type="float" office:value="2080" calcext:value-type="float">
            <text:p>2.080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$Planilha2.C$24]" office:value-type="float" office:value="1413.09" calcext:value-type="float">
            <text:p>1.413,09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$Planilha2.C$11]" office:value-type="float" office:value="1900" calcext:value-type="float">
            <text:p>1.900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$Planilha2.C$7]" office:value-type="float" office:value="2589.4" calcext:value-type="float">
            <text:p>2.589,4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$Planilha2.C$11]" office:value-type="float" office:value="4560" calcext:value-type="float">
            <text:p>4.560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$Planilha2.C$7]" office:value-type="float" office:value="3466.8" calcext:value-type="float">
            <text:p>3.466,8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$Planilha2.C$11]" office:value-type="float" office:value="4218" calcext:value-type="float">
            <text:p>4.218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$Planilha2.C$24]" office:value-type="float" office:value="2516.646" calcext:value-type="float">
            <text:p>2.516,65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$Planilha2.C$9]" office:value-type="float" office:value="861" calcext:value-type="float">
            <text:p>861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$Planilha2.C$10]" office:value-type="float" office:value="2496" calcext:value-type="float">
            <text:p>2.496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$Planilha2.C$11]" office:value-type="float" office:value="3534" calcext:value-type="float">
            <text:p>3.534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$Planilha2.C$11]" office:value-type="float" office:value="2565" calcext:value-type="float">
            <text:p>2.565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$Planilha2.C$11]" office:value-type="float" office:value="2470" calcext:value-type="float">
            <text:p>2.470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$Planilha2.C$11]" office:value-type="float" office:value="4408" calcext:value-type="float">
            <text:p>4.408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$Planilha2.C$6]" office:value-type="float" office:value="485" calcext:value-type="float">
            <text:p>485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$Planilha2.C$14]" office:value-type="float" office:value="1771" calcext:value-type="float">
            <text:p>1.771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$Planilha2.C$15]" office:value-type="float" office:value="1971.5" calcext:value-type="float">
            <text:p>1.971,5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$Planilha2.C$15]" office:value-type="float" office:value="2066.132" calcext:value-type="float">
            <text:p>2.066,13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$Planilha2.C$15]" office:value-type="float" office:value="2444.66" calcext:value-type="float">
            <text:p>2.444,66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$Planilha2.C$11]" office:value-type="float" office:value="2356" calcext:value-type="float">
            <text:p>2.35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$Planilha2.C$11]" office:value-type="float" office:value="2356" calcext:value-type="float">
            <text:p>2.35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$Planilha2.C$14]" office:value-type="float" office:value="3059" calcext:value-type="float">
            <text:p>3.059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$Planilha2.C$20]" office:value-type="float" office:value="3949.4" calcext:value-type="float">
            <text:p>3.949,4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$Planilha2.C$21]" office:value-type="float" office:value="1625.616" calcext:value-type="float">
            <text:p>1.625,62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$Planilha2.C$21]" office:value-type="float" office:value="1738.506" calcext:value-type="float">
            <text:p>1.738,51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$Planilha2.C$12]" office:value-type="float" office:value="2278" calcext:value-type="float">
            <text:p>2.278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$Planilha2.C$12]" office:value-type="float" office:value="1876" calcext:value-type="float">
            <text:p>1.87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$Planilha2.C$10]" office:value-type="float" office:value="832" calcext:value-type="float">
            <text:p>832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CÓ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$Planilha2.C$5]" office:value-type="float" office:value="784.41" calcext:value-type="float">
            <text:p>784,41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$Planilha2.C$13]" office:value-type="float" office:value="2827.2" calcext:value-type="float">
            <text:p>2.827,2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$Planilha2.C$11]" office:value-type="float" office:value="2166" calcext:value-type="float">
            <text:p>2.16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$Planilha2.C$11]" office:value-type="float" office:value="2204" calcext:value-type="float">
            <text:p>2.204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$Planilha2.C$7]" office:value-type="float" office:value="2332.6" calcext:value-type="float">
            <text:p>2.332,6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$Planilha2.C$11]" office:value-type="float" office:value="2014" calcext:value-type="float">
            <text:p>2.014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$Planilha2.C$7]" office:value-type="float" office:value="1840.4" calcext:value-type="float">
            <text:p>1.840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$Planilha2.C$9]" office:value-type="float" office:value="959.4" calcext:value-type="float">
            <text:p>959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$Planilha2.C$15]" office:value-type="float" office:value="835.916" calcext:value-type="float">
            <text:p>835,92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$Planilha2.C$7]" office:value-type="float" office:value="1733.4" calcext:value-type="float">
            <text:p>1.733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$Planilha2.C$7]" office:value-type="float" office:value="2161.4" calcext:value-type="float">
            <text:p>2.161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$Planilha2.C$14]" office:value-type="float" office:value="2967" calcext:value-type="float">
            <text:p>2.967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$Planilha2.C$6]" office:value-type="float" office:value="349.2" calcext:value-type="float">
            <text:p>349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$Planilha2.C$17]" office:value-type="float" office:value="2173.41" calcext:value-type="float">
            <text:p>2.173,41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$Planilha2.C$14]" office:value-type="float" office:value="1679" calcext:value-type="float">
            <text:p>1.679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$Planilha2.C$11]" office:value-type="float" office:value="1767" calcext:value-type="float">
            <text:p>1.767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$Planilha2.C$11]" office:value-type="float" office:value="1767" calcext:value-type="float">
            <text:p>1.767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$Planilha2.C$24]" office:value-type="float" office:value="2139.822" calcext:value-type="float">
            <text:p>2.139,82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$Planilha2.C$22]" office:value-type="float" office:value="3714.5" calcext:value-type="float">
            <text:p>3.714,5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$Planilha2.C$19]" office:value-type="float" office:value="3678.84" calcext:value-type="float">
            <text:p>3.678,84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$Planilha2.C$12]" office:value-type="float" office:value="2974.8" calcext:value-type="float">
            <text:p>2.974,8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$Planilha2.C$6]" office:value-type="float" office:value="333.68" calcext:value-type="float">
            <text:p>333,68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$Planilha2.C$11]" office:value-type="float" office:value="2926" calcext:value-type="float">
            <text:p>2.926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CÓ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$Planilha2.C$5]" office:value-type="float" office:value="1212.27" calcext:value-type="float">
            <text:p>1.212,27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$Planilha2.C$15]" office:value-type="float" office:value="788.6" calcext:value-type="float">
            <text:p>788,6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$Planilha2.C$10]" office:value-type="float" office:value="1081.6" calcext:value-type="float">
            <text:p>1.081,6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$Planilha2.C$12]" office:value-type="float" office:value="2010" calcext:value-type="float">
            <text:p>2.010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$Planilha2.C$11]" office:value-type="float" office:value="2242" calcext:value-type="float">
            <text:p>2.242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$Planilha2.C$15]" office:value-type="float" office:value="1608.744" calcext:value-type="float">
            <text:p>1.608,74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$Planilha2.C$14]" office:value-type="float" office:value="2081.5" calcext:value-type="float">
            <text:p>2.081,5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$Planilha2.C$9]" office:value-type="float" office:value="811.8" calcext:value-type="float">
            <text:p>811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$Planilha2.C$7]" office:value-type="float" office:value="1904.6" calcext:value-type="float">
            <text:p>1.904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$Planilha2.C$7]"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$Planilha2.C$20]" office:value-type="float" office:value="3949.4" calcext:value-type="float">
            <text:p>3.949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$Planilha2.C$11]" office:value-type="float" office:value="1330" calcext:value-type="float">
            <text:p>1.33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$Planilha2.C$11]" office:value-type="float" office:value="1292" calcext:value-type="float">
            <text:p>1.292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$Planilha2.C$12]" office:value-type="float" office:value="3457.2" calcext:value-type="float">
            <text:p>3.457,2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$Planilha2.C$17]" office:value-type="float" office:value="3241.05" calcext:value-type="float">
            <text:p>3.241,05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$Planilha2.C$14]" office:value-type="float" office:value="3335" calcext:value-type="float">
            <text:p>3.335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$Planilha2.C$9]" office:value-type="float" office:value="861" calcext:value-type="float">
            <text:p>861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$Planilha2.C$15]" office:value-type="float" office:value="2223.852" calcext:value-type="float">
            <text:p>2.223,85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$Planilha2.C$15]" office:value-type="float" office:value="2365.8" calcext:value-type="float">
            <text:p>2.365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$Planilha2.C$15]" office:value-type="float" office:value="2428.888" calcext:value-type="float">
            <text:p>2.428,89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$Planilha2.C$12]" office:value-type="float" office:value="2680" calcext:value-type="float">
            <text:p>2.68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$Planilha2.C$7]" office:value-type="float" office:value="2396.8" calcext:value-type="float">
            <text:p>2.396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$Planilha2.C$10]" office:value-type="float" office:value="1414.4" calcext:value-type="float">
            <text:p>1.414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$Planilha2.C$7]" office:value-type="float" office:value="2696.4" calcext:value-type="float">
            <text:p>2.696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$Planilha2.C$12]" office:value-type="float" office:value="1554.4" calcext:value-type="float">
            <text:p>1.554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$Planilha2.C$7]" office:value-type="float" office:value="2910.4" calcext:value-type="float">
            <text:p>2.910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$Planilha2.C$11]" office:value-type="float" office:value="2850" calcext:value-type="float">
            <text:p>2.85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$Planilha2.C$7]" office:value-type="float" office:value="1027.2" calcext:value-type="float">
            <text:p>1.027,2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CÓ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$Planilha2.C$5]" office:value-type="float" office:value="1354.89" calcext:value-type="float">
            <text:p>1.354,89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$Planilha2.C$24]" office:value-type="float" office:value="1614.96" calcext:value-type="float">
            <text:p>1.614,96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$Planilha2.C$7]" office:value-type="float" office:value="1070" calcext:value-type="float">
            <text:p>1.070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$Planilha2.C$15]" office:value-type="float" office:value="1845.324" calcext:value-type="float">
            <text:p>1.845,32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$Planilha2.C$14]" office:value-type="float" office:value="2369" calcext:value-type="float">
            <text:p>2.369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$Planilha2.C$14]" office:value-type="float" office:value="1265" calcext:value-type="float">
            <text:p>1.265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$Planilha2.C$15]" office:value-type="float" office:value="930.548" calcext:value-type="float">
            <text:p>930,55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$Planilha2.C$15]" office:value-type="float" office:value="1529.884" calcext:value-type="float">
            <text:p>1.529,88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$Planilha2.C$17]" office:value-type="float" office:value="2097.15" calcext:value-type="float">
            <text:p>2.097,15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$Planilha2.C$11]" office:value-type="float" office:value="3154" calcext:value-type="float">
            <text:p>3.154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$Planilha2.C$14]" office:value-type="float" office:value="3013" calcext:value-type="float">
            <text:p>3.013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$Planilha2.C$11]" office:value-type="float" office:value="2280" calcext:value-type="float">
            <text:p>2.280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$Planilha2.C$7]" office:value-type="float" office:value="1412.4" calcext:value-type="float">
            <text:p>1.412,4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$Planilha2.C$7]" office:value-type="float" office:value="2054.4" calcext:value-type="float">
            <text:p>2.054,4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$Planilha2.C$7]" office:value-type="float" office:value="1005.8" calcext:value-type="float">
            <text:p>1.005,8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$Planilha2.C$7]" office:value-type="float" office:value="1262.6" calcext:value-type="float">
            <text:p>1.262,6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$Planilha2.C$10]" office:value-type="float" office:value="832" calcext:value-type="float">
            <text:p>832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$Planilha2.C$11]" office:value-type="float" office:value="1482" calcext:value-type="float">
            <text:p>1.482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$Planilha2.C$19]" office:value-type="float" office:value="4147.056" calcext:value-type="float">
            <text:p>4.147,06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$Planilha2.C$13]" office:value-type="float" office:value="4104" calcext:value-type="float">
            <text:p>4.10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$Planilha2.C$12]" office:value-type="float" office:value="1608" calcext:value-type="float">
            <text:p>1.60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$Planilha2.C$14]" office:value-type="float" office:value="3358" calcext:value-type="float">
            <text:p>3.35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$Planilha2.C$15]" office:value-type="float" office:value="1419.48" calcext:value-type="float">
            <text:p>1.419,48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$Planilha2.C$15]" office:value-type="float" office:value="1198.672" calcext:value-type="float">
            <text:p>1.198,67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$Planilha2.C$13]" office:value-type="float" office:value="243.2" calcext:value-type="float">
            <text:p>243,2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$Planilha2.C$14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$Planilha2.C$7]" office:value-type="float" office:value="342.4" calcext:value-type="float">
            <text:p>342,4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$Planilha2.C$13]" office:value-type="float" office:value="1565.6" calcext:value-type="float">
            <text:p>1.565,6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$Planilha2.C$12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$Planilha2.C$24]" office:value-type="float" office:value="1278.51" calcext:value-type="float">
            <text:p>1.278,51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$Planilha2.C$12]" office:value-type="float" office:value="2438.8" calcext:value-type="float">
            <text:p>2.438,8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$Planilha2.C$11]" office:value-type="float" office:value="2014" calcext:value-type="float">
            <text:p>2.01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$Planilha2.C$7]" office:value-type="float" office:value="984.4" calcext:value-type="float">
            <text:p>984,4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CÓ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$Planilha2.C$5]" office:value-type="float" office:value="1592.59" calcext:value-type="float">
            <text:p>1.592,59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$Planilha2.C$11]" office:value-type="float" office:value="1748" calcext:value-type="float">
            <text:p>1.748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$Planilha2.C$11]" office:value-type="float" office:value="1805" calcext:value-type="float">
            <text:p>1.80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$Planilha2.C$21]" office:value-type="float" office:value="1670.772" calcext:value-type="float">
            <text:p>1.670,77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$Planilha2.C$21]" office:value-type="float" office:value="1580.46" calcext:value-type="float">
            <text:p>1.580,46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$Planilha2.C$11]" office:value-type="float" office:value="1235" calcext:value-type="float">
            <text:p>1.23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$Planilha2.C$11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$Planilha2.C$9]" office:value-type="float" office:value="504.3" calcext:value-type="float">
            <text:p>504,3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$Planilha2.C$14]" office:value-type="float" office:value="1725" calcext:value-type="float">
            <text:p>1.72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$Planilha2.C$15]" office:value-type="float" office:value="820.144" calcext:value-type="float">
            <text:p>820,14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$Planilha2.C$7]" office:value-type="float" office:value="1861.8" calcext:value-type="float">
            <text:p>1.861,8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$Planilha2.C$12]" office:value-type="float" office:value="2653.2" calcext:value-type="float">
            <text:p>2.653,2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$Planilha2.C$14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$Planilha2.C$12]" office:value-type="float" office:value="1876" calcext:value-type="float">
            <text:p>1.876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$Planilha2.C$14]" office:value-type="float" office:value="2323" calcext:value-type="float">
            <text:p>2.323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$Planilha2.C$14]" office:value-type="float" office:value="2415" calcext:value-type="float">
            <text:p>2.41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$Planilha2.C$7]" office:value-type="float" office:value="1926" calcext:value-type="float">
            <text:p>1.926,00</text:p>
          </table:table-cell>
        </table:table-row>
        <table:table-row table:style-name="ro1" table:number-rows-repeated="104828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ha2" table:style-name="ta1">
        <table:table-column table:style-name="co1" table:default-cell-style-name="Default"/>
        <table:table-column table:style-name="co2" table:default-cell-style-name="ce13"/>
        <table:table-column table:style-name="co6" table:default-cell-style-name="ce13"/>
        <table:table-column table:style-name="co1" table:default-cell-style-name="Default"/>
        <table:table-column table:style-name="co7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GO</text:p>
          </table:table-cell>
          <table:table-cell office:value-type="string" calcext:value-type="string">
            <text:p>RENDIMEN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ÓS18</text:p>
          </table:table-cell>
          <table:table-cell office:value-type="float" office:value="118.85" calcext:value-type="float">
            <text:p>118,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CEL 40</text:p>
          </table:table-cell>
          <table:table-cell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</table:table-row>
        <table:table-row table:style-name="ro1">
          <table:table-cell/>
          <table:table-cell office:value-type="string" calcext:value-type="string">
            <text:p>BELLES 15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</table:table-row>
        <table:table-row table:style-name="ro1">
          <table:table-cell/>
          <table:table-cell office:value-type="string" calcext:value-type="string">
            <text:p>MONE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LLES 24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</table:table-row>
        <table:table-row table:style-name="ro1">
          <table:table-cell/>
          <table:table-cell office:value-type="string" calcext:value-type="string">
            <text:p>BALI 16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RITI 10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RITI 1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</table:table-row>
        <table:table-row table:style-name="ro1">
          <table:table-cell/>
          <table:table-cell office:value-type="string" calcext:value-type="string">
            <text:p>STILED 10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ILED 13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ILED 18</text:p>
          </table:table-cell>
          <table:table-cell office:value-type="float" office:value="78.86" calcext:value-type="float">
            <text:p>78,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TIM</text:p>
          </table:table-cell>
          <table:table-cell office:value-type="float" office:value="1176.46" calcext:value-type="float">
            <text:p>1176,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RA CANAL</text:p>
          </table:table-cell>
          <table:table-cell office:value-type="float" office:value="190.65" calcext:value-type="float">
            <text:p>190,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IPE</text:p>
          </table:table-cell>
          <table:table-cell office:value-type="float" office:value="354.04" calcext:value-type="float">
            <text:p>354,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 LYCRA</text:p>
          </table:table-cell>
          <table:table-cell office:value-type="float" office:value="334.44" calcext:value-type="float">
            <text:p>334,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6 LYCRA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53" calcext:value-type="float">
            <text:p>1653</text:p>
          </table:table-cell>
          <table:table-cell office:value-type="float" office:value="225.78" calcext:value-type="float">
            <text:p>225,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IN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YNNET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W CONFORT</text:p>
          </table:table-cell>
          <table:table-cell office:value-type="float" office:value="67.29" calcext:value-type="float">
            <text:p>67,29</text:p>
          </table:table-cell>
          <table:table-cell table:number-columns-repeated="2"/>
        </table:table-row>
      </table:table>
      <table:table table:name="Planilha3" table:style-name="ta1">
        <table:table-column table:style-name="co1" table:default-cell-style-name="Default"/>
        <table:table-column table:style-name="co1" table:number-columns-repeated="2" table:default-cell-style-name="ce12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PREÇO M</text:p>
          </table:table-cell>
        </table:table-row>
        <table:table-row table:style-name="ro1">
          <table:table-cell/>
          <table:table-cell office:value-type="string" calcext:value-type="string">
            <text:p>KO</text:p>
          </table:table-cell>
          <table:table-cell office:value-type="float" office:value="55.87" calcext:value-type="float">
            <text:p>55,87</text:p>
          </table:table-cell>
        </table:table-row>
        <table:table-row table:style-name="ro1">
          <table:table-cell/>
          <table:table-cell office:value-type="string" calcext:value-type="string">
            <text:p>NVDA</text:p>
          </table:table-cell>
          <table:table-cell office:value-type="float" office:value="179.56" calcext:value-type="float">
            <text:p>179,56</text:p>
          </table:table-cell>
        </table:table-row>
        <table:table-row table:style-name="ro1">
          <table:table-cell/>
          <table:table-cell office:value-type="string" calcext:value-type="string">
            <text:p>FRCB</text:p>
          </table:table-cell>
          <table:table-cell office:value-type="float" office:value="23.25" calcext:value-type="float">
            <text:p>23,25</text:p>
          </table:table-cell>
        </table:table-row>
        <table:table-row table:style-name="ro1">
          <table:table-cell/>
          <table:table-cell office:value-type="string" calcext:value-type="string">
            <text:p>MMM</text:p>
          </table:table-cell>
          <table:table-cell office:value-type="float" office:value="109.67" calcext:value-type="float">
            <text:p>109,67</text:p>
          </table:table-cell>
        </table:table-row>
        <table:table-row table:style-name="ro1">
          <table:table-cell/>
          <table:table-cell office:value-type="string" calcext:value-type="string">
            <text:p>PBR</text:p>
          </table:table-cell>
          <table:table-cell office:value-type="float" office:value="10.84" calcext:value-type="float">
            <text:p>10,84</text:p>
          </table:table-cell>
        </table:table-row>
        <table:table-row table:style-name="ro1">
          <table:table-cell/>
          <table:table-cell office:value-type="string" calcext:value-type="string">
            <text:p>ELMD</text:p>
          </table:table-cell>
          <table:table-cell office:value-type="float" office:value="10.73" calcext:value-type="float">
            <text:p>10,73</text:p>
          </table:table-cell>
        </table:table-row>
        <table:table-row table:style-name="ro1">
          <table:table-cell/>
          <table:table-cell office:value-type="string" calcext:value-type="string">
            <text:p>STAG</text:p>
          </table:table-cell>
          <table:table-cell office:value-type="float" office:value="34.27" calcext:value-type="float">
            <text:p>34,27</text:p>
          </table:table-cell>
        </table:table-row>
        <table:table-row table:style-name="ro1">
          <table:table-cell/>
          <table:table-cell office:value-type="string" calcext:value-type="string">
            <text:p>SHBI</text:p>
          </table:table-cell>
          <table:table-cell office:value-type="float" office:value="11.25" calcext:value-type="float">
            <text:p>11,25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NT</text:p>
          </table:table-cell>
          <table:table-cell office:value-type="float" office:value="36.37" calcext:value-type="float">
            <text:p>36,37</text:p>
          </table:table-cell>
        </table:table-row>
      </table:table>
      <table:named-expressions/>
      <table:database-ranges>
        <table:database-range table:name="__Anonymous_Sheet_DB__0" table:target-range-address="Planilha1.A1:Planilha1.E27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0T13:15:11.505000000</meta:creation-date>
    <meta:generator>LibreOffice/7.4.1.2$Windows_X86_64 LibreOffice_project/3c58a8f3a960df8bc8fd77b461821e42c061c5f0</meta:generator>
    <dc:date>2023-11-24T15:17:12.399000000</dc:date>
    <meta:editing-duration>P2DT23H30M29S</meta:editing-duration>
    <meta:editing-cycles>55</meta:editing-cycles>
    <meta:document-statistic meta:table-count="3" meta:cell-count="1516" meta:object-count="0"/>
  </office:meta>
</office:document-meta>
</file>